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4EF46893B1B06CFD.png" manifest:media-type="image/png"/>
  <manifest:file-entry manifest:full-path="Pictures/100002010000032000000320468F45D5960EE4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aa61a" draw:fill-color="#ffffff" draw:textarea-horizontal-align="justify" draw:textarea-vertical-align="bottom" draw:auto-grow-height="false" fo:min-height="10.672cm" fo:min-width="15.248cm" draw:shadow-offset-x="0cm" draw:shadow-offset-y="0cm"/>
    </style:style>
    <style:style style:name="gr2" style:family="graphic" style:parent-style-name="standard">
      <style:graphic-properties draw:fill-color="#dddddd" draw:textarea-horizontal-align="justify" draw:textarea-vertical-align="bottom" draw:auto-grow-height="false" fo:min-height="7.497cm" fo:min-width="4.58cm"/>
    </style:style>
    <style:style style:name="gr3" style:family="graphic" style:parent-style-name="standard">
      <style:graphic-properties draw:fill-color="#dddddd" draw:textarea-horizontal-align="justify" draw:textarea-vertical-align="bottom" draw:auto-grow-height="false" fo:min-height="7.497cm" fo:min-width="6.231cm"/>
    </style:style>
    <style:style style:name="gr4" style:family="graphic" style:parent-style-name="standard">
      <style:graphic-properties draw:fill-color="#aa55a1" draw:textarea-horizontal-align="justify" draw:textarea-vertical-align="middle" draw:auto-grow-height="false" fo:min-height="1.274cm" fo:min-width="2.929cm"/>
    </style:style>
    <style:style style:name="gr5" style:family="graphic" style:parent-style-name="standard">
      <style:graphic-properties draw:fill-color="#1c1c1c" draw:textarea-horizontal-align="justify" draw:textarea-vertical-align="middle" draw:auto-grow-height="false" fo:min-height="1.274cm" fo:min-width="2.929cm"/>
    </style:style>
    <style:style style:name="gr6" style:family="graphic" style:parent-style-name="standard">
      <style:graphic-properties draw:fill-color="#8f93c7" draw:textarea-horizontal-align="justify" draw:textarea-vertical-align="middle" draw:auto-grow-height="false" fo:min-height="1.274cm" fo:min-width="3.056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1.274cm" fo:min-width="3.183cm"/>
    </style:style>
    <style:style style:name="gr8" style:family="graphic" style:parent-style-name="standard">
      <style:graphic-properties svg:stroke-width="0.053cm" svg:stroke-color="#00a65d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faa61a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-color="#fdb94d" draw:textarea-horizontal-align="justify" draw:textarea-vertical-align="middle" draw:auto-grow-height="false" fo:min-height="1.655cm" fo:min-width="5.088cm"/>
    </style:style>
    <style:style style:name="gr13" style:family="graphic" style:parent-style-name="standard">
      <style:graphic-properties draw:fill-color="#adc5e7" draw:textarea-horizontal-align="justify" draw:textarea-vertical-align="middle" draw:auto-grow-height="false" fo:min-height="1.782cm" fo:min-width="5.469cm"/>
    </style:style>
    <style:style style:name="gr14" style:family="graphic" style:parent-style-name="standard">
      <style:graphic-properties svg:stroke-width="0.053cm" svg:stroke-color="#5e8ac7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dddddd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aa55a1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-color="#8f93c7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loext:graphic-properties draw:fill-color="#fdb94d"/>
      <style:paragraph-properties fo:text-align="center"/>
    </style:style>
    <style:style style:name="P10" style:family="paragraph">
      <loext:graphic-properties draw:fill-color="#adc5e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0.922cm" svg:x="1.889cm" svg:y="5.953cm">
          <text:p text:style-name="P1">AWS Virtual Private Clou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7.747cm" svg:x="2.778cm" svg:y="7.477cm">
          <text:p text:style-name="P1">Web Server</text:p>
          <text:p text:style-name="P1">10.0.0.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31cm" svg:height="7.747cm" svg:x="10.144cm" svg:y="7.477cm">
          <text:p text:style-name="P1">Vault Server</text:p>
          <text:p text:style-name="P1">10.0.0.x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3.429cm" svg:height="1.524cm" svg:x="10.679cm" svg:y="12.049cm">
          <text:p text:style-name="P4">CONSUL</text:p>
          <text:p text:style-name="P4">(storage)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429cm" svg:height="1.524cm" draw:transform="skewX (0.0150098315671512) rotate (0.0151843644923507) translate (10.752cm 8.52cm)">
          <text:p text:style-name="P4">VAULT</text:p>
          <text:p text:style-name="P4">(secrets)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3.556cm" svg:height="1.524cm" svg:x="3.286cm" svg:y="11.795cm">
          <text:p text:style-name="P4">MySQL</text:p>
          <text:p text:style-name="P4">(database)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3.683cm" svg:height="1.524cm" svg:x="3.259cm" svg:y="8.62cm">
          <text:p text:style-name="P4">Flask</text:p>
          <text:p text:style-name="P4">(application)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1cm" svg:y1="10.144cm" svg:x2="5.064cm" svg:y2="11.795cm" draw:start-shape="id1" draw:start-glue-point="2" draw:end-shape="id2" draw:end-glue-point="0" svg:d="M5100 10144v826h-36v825" svg:viewBox="0 0 37 1652">
          <text:p/>
        </draw:connector>
        <draw:connector draw:style-name="gr9" draw:text-style-name="P4" draw:layer="layout" draw:line-skew="0.585cm" svg:x1="10.753cm" svg:y1="9.282cm" svg:x2="6.842cm" svg:y2="12.557cm" draw:start-shape="id3" draw:start-glue-point="3" draw:end-shape="id2" draw:end-glue-point="1" svg:d="M10753 9282h-1371v3275h-2540" svg:viewBox="0 0 3912 3276">
          <text:p/>
        </draw:connector>
        <draw:frame draw:style-name="gr10" draw:text-style-name="P4" draw:layer="layout" svg:width="1.481cm" svg:height="1.481cm" svg:x="14.335cm" svg:y="8.536cm">
          <draw:image xlink:href="Pictures/100002010000032000000320468F45D5960EE4DE.png" xlink:type="simple" xlink:show="embed" xlink:actuate="onLoad">
            <text:p/>
          </draw:image>
        </draw:frame>
        <draw:frame draw:style-name="gr10" draw:text-style-name="P4" draw:layer="layout" svg:width="1.524cm" svg:height="1.524cm" svg:x="14.335cm" svg:y="12.049cm">
          <draw:image xlink:href="Pictures/10000201000001F4000001F44EF46893B1B06CFD.png" xlink:type="simple" xlink:show="embed" xlink:actuate="onLoad">
            <text:p/>
          </draw:image>
        </draw:frame>
        <draw:connector draw:style-name="gr11" draw:text-style-name="P4" draw:layer="layout" draw:line-skew="-0.444cm" svg:x1="5.1cm" svg:y1="8.62cm" svg:x2="5.572cm" svg:y2="6.461cm" draw:start-shape="id1" draw:start-glue-point="0" draw:end-shape="id4" draw:end-glue-point="2" svg:d="M5100 8620v-1524h472v-635" svg:viewBox="0 0 473 2160">
          <text:p/>
        </draw:connector>
        <draw:custom-shape draw:style-name="gr12" draw:text-style-name="P9" xml:id="id4" draw:id="id4" draw:layer="layout" svg:width="5.588cm" svg:height="1.905cm" svg:x="2.778cm" svg:y="4.556cm">
          <text:p text:style-name="P4">Public IP</text:p>
          <text:p text:style-name="P4">flask – y.y.y.y:8000</text:p>
          <text:p text:style-name="P4">ssh – y.y.y.y:22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5.969cm" svg:height="2.032cm" svg:x="10.525cm" svg:y="4.429cm">
          <text:p text:style-name="P4">Public IP</text:p>
          <text:p text:style-name="P4">vault - x.x.x.x:8200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line-skew="-0.496cm" svg:x1="12.466cm" svg:y1="8.494cm" svg:x2="13.509cm" svg:y2="6.461cm" draw:start-shape="id3" draw:start-glue-point="0" draw:end-shape="id5" draw:end-glue-point="2" svg:d="M12466 8494v-1525h1043v-508" svg:viewBox="0 0 1044 2034">
          <text:p/>
        </draw:connector>
        <draw:connector draw:style-name="gr8" draw:text-style-name="P4" draw:layer="layout" draw:line-skew="-0.099cm -0.109cm" svg:x1="6.942cm" svg:y1="9.382cm" svg:x2="12.466cm" svg:y2="8.494cm" draw:start-shape="id1" draw:start-glue-point="1" draw:end-shape="id3" draw:end-glue-point="0" svg:d="M6942 9382h1805v-1524h3719v636" svg:viewBox="0 0 5525 1525">
          <text:p/>
        </draw:connector>
        <draw:connector draw:style-name="gr15" draw:text-style-name="P4" draw:layer="layout" svg:x1="12.466cm" svg:y1="10.018cm" svg:x2="12.393cm" svg:y2="12.049cm" draw:start-shape="id3" draw:start-glue-point="2" draw:end-shape="id6" draw:end-glue-point="0" svg:d="M12466 10018v1029h-73v1002" svg:viewBox="0 0 74 2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1:20:06.040572463</meta:creation-date>
    <dc:date>2018-07-02T14:14:01.490144340</dc:date>
    <meta:editing-duration>PT2H30M48S</meta:editing-duration>
    <meta:editing-cycles>1</meta:editing-cycles>
    <meta:document-statistic meta:object-count="17"/>
    <meta:generator>LibreOffice/6.0.3.2$Linux_X86_64 LibreOffice_project/00m0$Build-2</meta:generator>
  </office:meta>
</office:document-meta>
</file>